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3e952" officeooo:paragraph-rsid="0003e952" style:language-asian="zxx" style:country-asian="none" style:language-complex="zxx" style:country-complex="none"/>
    </style:style>
    <style:style style:name="P2" style:family="paragraph" style:parent-style-name="Heading">
      <style:text-properties officeooo:rsid="000ace93" officeooo:paragraph-rsid="000ace93"/>
    </style:style>
    <style:style style:name="P3" style:family="paragraph" style:parent-style-name="Standard" style:list-style-name="L9">
      <style:text-properties fo:language="en" fo:country="US" officeooo:rsid="0003e952" officeooo:paragraph-rsid="0003e952" style:language-asian="zxx" style:country-asian="none" style:language-complex="zxx" style:country-complex="none"/>
    </style:style>
    <style:style style:name="P4" style:family="paragraph" style:parent-style-name="Standard" style:list-style-name="L13">
      <style:text-properties fo:language="en" fo:country="US" officeooo:rsid="0003e952" officeooo:paragraph-rsid="0003e952" style:language-asian="zxx" style:country-asian="none" style:language-complex="zxx" style:country-complex="none"/>
    </style:style>
    <style:style style:name="P5" style:family="paragraph" style:parent-style-name="Standard" style:list-style-name="L5">
      <style:text-properties officeooo:paragraph-rsid="0003e952"/>
    </style:style>
    <style:style style:name="P6" style:family="paragraph" style:parent-style-name="Standard" style:list-style-name="L10">
      <style:text-properties officeooo:paragraph-rsid="0003e952"/>
    </style:style>
    <style:style style:name="P7" style:family="paragraph" style:parent-style-name="Standard" style:list-style-name="L11">
      <style:text-properties officeooo:paragraph-rsid="0003e952"/>
    </style:style>
    <style:style style:name="P8" style:family="paragraph" style:parent-style-name="Standard" style:list-style-name="L12">
      <style:text-properties officeooo:paragraph-rsid="0003e952"/>
    </style:style>
    <style:style style:name="P9" style:family="paragraph" style:parent-style-name="Text_20_body" style:list-style-name="L1">
      <style:text-properties officeooo:rsid="00067a87" officeooo:paragraph-rsid="00067a87"/>
    </style:style>
    <style:style style:name="P10" style:family="paragraph" style:parent-style-name="Text_20_body" style:list-style-name="L1">
      <style:text-properties fo:language="en" fo:country="US" officeooo:rsid="00067a87" officeooo:paragraph-rsid="00067a87" style:language-asian="zxx" style:country-asian="none" style:language-complex="zxx" style:country-complex="none"/>
    </style:style>
    <style:style style:name="P11" style:family="paragraph" style:parent-style-name="Text_20_body" style:list-style-name="L2">
      <style:text-properties fo:language="en" fo:country="US" officeooo:rsid="00069d50" officeooo:paragraph-rsid="00069d50" style:language-asian="zxx" style:country-asian="none" style:language-complex="zxx" style:country-complex="none"/>
    </style:style>
    <style:style style:name="P12" style:family="paragraph" style:parent-style-name="Text_20_body" style:list-style-name="L2">
      <style:text-properties fo:language="en" fo:country="US" officeooo:rsid="000880ed" officeooo:paragraph-rsid="000880ed" style:language-asian="zxx" style:country-asian="none" style:language-complex="zxx" style:country-complex="none"/>
    </style:style>
    <style:style style:name="P13" style:family="paragraph" style:parent-style-name="Text_20_body" style:list-style-name="L2">
      <style:text-properties fo:language="en" fo:country="US" officeooo:rsid="00095bde" officeooo:paragraph-rsid="00095bde" style:language-asian="zxx" style:country-asian="none" style:language-complex="zxx" style:country-complex="none"/>
    </style:style>
    <style:style style:name="P14" style:family="paragraph" style:parent-style-name="Text_20_body" style:list-style-name="L3">
      <style:text-properties officeooo:rsid="000ace93" officeooo:paragraph-rsid="000ace93"/>
    </style:style>
    <style:style style:name="P15" style:family="paragraph" style:parent-style-name="Text_20_body" style:list-style-name="L3">
      <style:text-properties officeooo:rsid="000b4d56" officeooo:paragraph-rsid="000b4d56"/>
    </style:style>
    <style:style style:name="P16" style:family="paragraph" style:parent-style-name="Text_20_body" style:list-style-name="L3">
      <style:text-properties officeooo:rsid="000c9ee7" officeooo:paragraph-rsid="000c9ee7"/>
    </style:style>
    <style:style style:name="P17" style:family="paragraph" style:parent-style-name="Text_20_body" style:list-style-name="L4">
      <style:text-properties officeooo:rsid="000d5f0f" officeooo:paragraph-rsid="000d5f0f"/>
    </style:style>
    <style:style style:name="P18" style:family="paragraph" style:parent-style-name="Text_20_body" style:list-style-name="L4">
      <style:text-properties officeooo:rsid="000f12ee" officeooo:paragraph-rsid="000f12ee"/>
    </style:style>
    <style:style style:name="P19" style:family="paragraph" style:parent-style-name="Heading_20_1">
      <style:text-properties fo:language="en" fo:country="US" officeooo:rsid="0003e952" officeooo:paragraph-rsid="0003e952" style:language-asian="zxx" style:country-asian="none" style:language-complex="zxx" style:country-complex="none"/>
    </style:style>
    <style:style style:name="P20" style:family="paragraph" style:parent-style-name="Heading_20_2">
      <style:text-properties fo:language="en" fo:country="US" officeooo:rsid="0003e952" officeooo:paragraph-rsid="00067a87" style:language-asian="zxx" style:country-asian="none" style:language-complex="zxx" style:country-complex="none"/>
    </style:style>
    <style:style style:name="P21" style:family="paragraph" style:parent-style-name="Heading_20_2">
      <style:text-properties officeooo:rsid="000d5f0f" officeooo:paragraph-rsid="000d5f0f"/>
    </style:style>
    <style:style style:name="P22" style:family="paragraph" style:parent-style-name="Heading_20_2">
      <style:text-properties officeooo:paragraph-rsid="0003e952"/>
    </style:style>
    <style:style style:name="P23" style:family="paragraph" style:parent-style-name="Heading_20_3">
      <style:text-properties fo:language="en" fo:country="US" style:language-asian="zxx" style:country-asian="none" style:language-complex="zxx" style:country-complex="none"/>
    </style:style>
    <style:style style:name="P24" style:family="paragraph" style:parent-style-name="Heading_20_3">
      <style:text-properties fo:language="en" fo:country="US" officeooo:rsid="00069d50" officeooo:paragraph-rsid="00069d50" style:language-asian="zxx" style:country-asian="none" style:language-complex="zxx" style:country-complex="none"/>
    </style:style>
    <style:style style:name="P25" style:family="paragraph" style:parent-style-name="Heading_20_3">
      <style:text-properties officeooo:rsid="00067a87" officeooo:paragraph-rsid="00067a87"/>
    </style:style>
    <style:style style:name="T1" style:family="text">
      <style:text-properties officeooo:rsid="00067a87"/>
    </style:style>
    <style:style style:name="T2" style:family="text">
      <style:text-properties fo:language="en" fo:country="US" style:language-asian="zxx" style:country-asian="none" style:language-complex="zxx" style:country-complex="none"/>
    </style:style>
    <style:style style:name="T3" style:family="text">
      <style:text-properties fo:language="en" fo:country="US" officeooo:rsid="0003e952" style:language-asian="zxx" style:country-asian="none" style:language-complex="zxx" style:country-complex="none"/>
    </style:style>
    <style:style style:name="T4" style:family="text">
      <style:text-properties fo:language="en" fo:country="US" officeooo:rsid="00069d50" style:language-asian="zxx" style:country-asian="none" style:language-complex="zxx" style:country-complex="none"/>
    </style:style>
    <style:style style:name="T5" style:family="text">
      <style:text-properties fo:language="en" fo:country="US" officeooo:rsid="0010f1f8" style:language-asian="zxx" style:country-asian="none" style:language-complex="zxx" style:country-complex="none"/>
    </style:style>
    <style:style style:name="T6" style:family="text">
      <style:text-properties fo:language="en" fo:country="US" style:text-underline-style="solid" style:text-underline-width="auto" style:text-underline-color="font-color" style:language-asian="zxx" style:country-asian="none" style:language-complex="zxx" style:country-complex="none"/>
    </style:style>
    <style:style style:name="T7" style:family="text">
      <style:text-properties officeooo:rsid="000d5f0f"/>
    </style:style>
    <style:style style:name="T8" style:family="text">
      <style:text-properties officeooo:rsid="000f12e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Project 5.</text:h>
      <text:h text:style-name="P22" text:outline-level="2"><text:span text:style-name="T3">Web Performance optimization.</text:span></text:h>
      <text:h text:style-name="P23" text:outline-level="3">Tricks and strategies.</text:h>
      <text:list xml:id="list5127754440861234675" text:style-name="L5">
        <text:list-item>
          <text:p text:style-name="P5"><text:span text:style-name="T3">Minify, Compress, Cache.</text:span></text:p>
        </text:list-item>
      </text:list>
      <text:list xml:id="list4498950597221054414" text:style-name="L10">
        <text:list-item>
          <text:list>
            <text:list-item>
              <text:p text:style-name="P6"><text:span text:style-name="T3">HTML, CSS, JS.</text:span></text:p>
            </text:list-item>
          </text:list>
        </text:list-item>
      </text:list>
      <text:list xml:id="list144048599952315" text:continue-list="list5127754440861234675" text:style-name="L5">
        <text:list-item>
          <text:p text:style-name="P5"><text:span text:style-name="T3">Minimize use of render blocking resources (CSS).</text:span></text:p>
        </text:list-item>
      </text:list>
      <text:list xml:id="list3036806383680178059" text:style-name="L11">
        <text:list-item>
          <text:list>
            <text:list-item>
              <text:p text:style-name="P7"><text:span text:style-name="T3">"media" attribute for the &lt;link rel="stylesheet"&gt; tag.</text:span></text:p>
            </text:list-item>
            <text:list-item>
              <text:p text:style-name="P7"><text:span text:style-name="T3">inline CSS.</text:span></text:p>
            </text:list-item>
          </text:list>
        </text:list-item>
      </text:list>
      <text:list xml:id="list144046865600092" text:continue-list="list144048599952315" text:style-name="L5">
        <text:list-item>
          <text:p text:style-name="P5"><text:span text:style-name="T3">Minimize use of parser blocking resources (JS).</text:span></text:p>
        </text:list-item>
      </text:list>
      <text:list xml:id="list8015713484622410514" text:style-name="L12">
        <text:list-item>
          <text:list>
            <text:list-item>
              <text:p text:style-name="P8"><text:span text:style-name="T3">defer JS execution.</text:span></text:p>
            </text:list-item>
          </text:list>
        </text:list-item>
      </text:list>
      <text:list xml:id="list1111055448761150918" text:style-name="L13">
        <text:list-item>
          <text:list>
            <text:list-item>
              <text:p text:style-name="P4">javascript - async attribute. css blocks and html and js. with the async - not.</text:p>
            </text:list-item>
            <text:list-item>
              <text:p text:style-name="P4">javascript - in the script tag to avoid fetching external file (if using only in one place).</text:p>
            </text:list-item>
            <text:list-item>
              <text:p text:style-name="P4">&lt;script&gt; tag above &lt;link css&gt; - js don't block on css.</text:p>
            </text:list-item>
          </text:list>
        </text:list-item>
      </text:list>
      <text:h text:style-name="Heading_20_3" text:outline-level="3">Patterns:</text:h>
      <text:list xml:id="list7602270320503264114" text:style-name="L9">
        <text:list-item>
          <text:p text:style-name="P3">Minimize bytes (Critical bytes)</text:p>
        </text:list-item>
        <text:list-item>
          <text:p text:style-name="P3">Reduce critical resources (Critical resources)</text:p>
        </text:list-item>
        <text:list-item>
          <text:p text:style-name="P3">Shorten CRP length (Critical length (roundtrips))</text:p>
        </text:list-item>
      </text:list>
      <text:h text:style-name="Heading_20_3" text:outline-level="3">Add-s:</text:h>
      <text:p text:style-name="P1"><text:span text:style-name="T10">Preload scanner </text:span>- discovers critical resources.</text:p>
      <text:p text:style-name="P1"/>
      <text:h text:style-name="P20" text:outline-level="2"><text:span text:style-name="T1">Browser</text:span> <text:span text:style-name="T7">Rendering</text:span> optimization.</text:h>
      <text:h text:style-name="P25" text:outline-level="3"><text:span text:style-name="T5">General tips</text:span><text:span text:style-name="T2">:</text:span></text:h>
      <text:list xml:id="list5233705777283761018" text:style-name="L1">
        <text:list-item>
          <text:p text:style-name="P9"><text:span text:style-name="T3">Q</text:span><text:span text:style-name="T2">uit other apps.</text:span></text:p>
        </text:list-item>
        <text:list-item>
          <text:p text:style-name="P10">Go incognito.</text:p>
        </text:list-item>
        <text:list-item>
          <text:p text:style-name="P9"><text:span text:style-name="T2">Focus on the </text:span><text:span text:style-name="T6">cause</text:span><text:span text:style-name="T2"> of bottlenecks, not </text:span><text:span text:style-name="T6">symptoms</text:span><text:span text:style-name="T2">.</text:span></text:p>
        </text:list-item>
        <text:list-item>
          <text:p text:style-name="P10">Measure first, then optimize.</text:p>
        </text:list-item>
      </text:list>
      <text:h text:style-name="P24" text:outline-level="3">Tricks and strategies. </text:h>
      <text:p text:style-name="P2"><text:span text:style-name="T4">J</text:span><text:span text:style-name="T2">S</text:span></text:p>
      <text:list xml:id="list6230907874388746125" text:style-name="L2">
        <text:list-item>
          <text:p text:style-name="P11">Don't use micro-optimizations.</text:p>
        </text:list-item>
        <text:list-item>
          <text:p text:style-name="P11">JS execution – 2-3 ms at most!</text:p>
        </text:list-item>
        <text:list-item>
          <text:p text:style-name="P12">RequestAnimationFrame schedules your JS to run at the earliest moment in each frame. To give browser as much time to run your code, then style, layout, painting and compositing.</text:p>
        </text:list-item>
        <text:list-item>
          <text:p text:style-name="P12">RequestAnimationFrame is called recursively.</text:p>
        </text:list-item>
        <text:list-item>
          <text:p text:style-name="P13">Remember about GC (garbage collector).</text:p>
        </text:list-item>
        <text:list-item>
          <text:p text:style-name="P13">Web Workers – for the long JS executions.</text:p>
        </text:list-item>
      </text:list>
      <text:p text:style-name="Heading"><text:soft-page-break/>Layout and Styles</text:p>
      <text:list xml:id="list4973482674335970762" text:style-name="L3">
        <text:list-item>
          <text:p text:style-name="P14">Layout triggers Paint (super expensive, especially on mobile).</text:p>
        </text:list-item>
        <text:list-item>
          <text:p text:style-name="P14">Avoid changing layout during the Animation. Onlly during Load, Idle or Response.</text:p>
        </text:list-item>
        <text:list-item>
          <text:p text:style-name="P14">Performance scales linearly with the number of style changed elements.</text:p>
        </text:list-item>
        <text:list-item>
          <text:p text:style-name="P15">Try to keep selector mathcing simple.</text:p>
        </text:list-item>
        <text:list-item>
          <text:p text:style-name="P16">Avoid Forced Synchronous Layout – doing layout work inside JS and then change styles.</text:p>
        </text:list-item>
      </text:list>
      <text:h text:style-name="P21" text:outline-level="2">P5 TODO's</text:h>
      <text:list xml:id="list3938885995458242172" text:style-name="L4">
        <text:list-item>
          <text:p text:style-name="P17"><text:span text:style-name="T8">P5: </text:span>BRO &gt;&gt;&gt; L4: JavaScript &gt;&gt;&gt; ep. 9 – 10 – Need to install GULP and other.</text:p>
        </text:list-item>
        <text:list-item>
          <text:p text:style-name="P18">P5: WPO &gt;&gt;&gt; L3: Optimizing hte CRP &gt;&gt;&gt; TCP Bonus Questi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0M58S</meta:editing-duration>
    <meta:editing-cycles>14</meta:editing-cycles>
    <meta:generator>LibreOffice/4.4.0.3$Windows_x86 LibreOffice_project/de093506bcdc5fafd9023ee680b8c60e3e0645d7</meta:generator>
    <dc:date>2016-05-11T14:40:46.733000000</dc:date>
    <meta:document-statistic meta:table-count="0" meta:image-count="0" meta:object-count="0" meta:page-count="2" meta:paragraph-count="42" meta:word-count="296" meta:character-count="1757" meta:non-whitespace-character-count="1527"/>
    <meta:user-defined meta:name="Info 1"/>
    <meta:user-defined meta:name="Info 2"/>
    <meta:user-defined meta:name="Info 3"/>
    <meta:user-defined meta:name="Info 4"/>
  </office:meta>
</office:document-meta>
</file>